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2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3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4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5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6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7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8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9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10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11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12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13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14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15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16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17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18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19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20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21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22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23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24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25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26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27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28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29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30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31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32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33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34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35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36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37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38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39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40" style:parent-style-name="PreformattedText" style:family="paragraph">
      <style:text-properties style:font-name="Courier 10 Pitch" fo:font-weight="bold" style:font-weight-asian="bold" style:font-weight-complex="bold" fo:font-size="14pt" style:font-size-asian="14pt" style:font-size-complex="14pt"/>
    </style:style>
    <style:style style:name="P41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P42" style:parent-style-name="PreformattedText" style:family="paragraph">
      <style:text-properties style:font-name="Courier 10 Pitch" fo:font-weight="bold" style:font-weight-asian="bold" style:font-weight-complex="bold" fo:color="#000000" fo:font-size="14pt" style:font-size-asian="14pt" style:font-size-complex="14pt"/>
    </style:style>
    <style:style style:name="T43" style:parent-style-name="DefaultParagraphFont" style:family="text">
      <style:text-properties style:font-name="Courier 10 Pitch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gis.busstop</text:p>
      <text:p text:style-name="P2">[('stop', 'varchar(500)', 'NO', 'PRI', None, ''), ('lat', 'float', 'YES', '', None, ''), ('lon', 'float', 'YES', '', None, '')]</text:p>
      <text:p text:style-name="P3"/>
      <text:p text:style-name="P4"/>
      <text:p text:style-name="P5"/>
      <text:p text:style-name="P6">route.route</text:p>
      <text:p text:style-name="P7">[('route_id', 'bigint(20)',<text:s/>'NO', 'PRI', None, ''), ('route_number', 'varchar(1000)', 'YES', '', None, ''), ('route_direction', 'varchar(1000)', 'YES', '', None, ''), ('source_id', 'varchar(1000)', 'YES', '', None, ''), ('destination_id', 'bigint(20)', 'YES', '', None, ''), ('source_name', 'varchar(1000)', 'YES', '', None, ''), ('destination_name', 'varchar(1000)', 'YES', '', None, ''), ('route_type_id', 'varchar(1000)', 'YES', '', None, ''), ('route_name', 'varchar(1000)', 'YES', '', None, ''), ('via', 'varchar(1000)', 'YES', '', None, ''), ('google_distance', 'varchar(1000)', 'YES', '', None, ''), ('google_time', 'varchar(1000)', 'YES', '', None, ''), ('deleted_status', 'double', 'YES', '', None, '')]</text:p>
      <text:p text:style-name="P8"/>
      <text:p text:style-name="P9"/>
      <text:p text:style-name="P10"/>
      <text:p text:style-name="P11">route.route_stop</text:p>
      <text:p text:style-name="P12">[('stop', 'varchar(500)', 'NO', 'PRI', None, ''), ('routes', 'varchar(55000)', 'YES', '', None, '')]</text:p>
      <text:p text:style-name="P13"/>
      <text:p text:style-name="P14"/>
      <text:p text:style-name="P15"/>
      <text:p text:style-name="P16">route.route_timings</text:p>
      <text:p text:style-name="P17">[('route_no', 'varchar(50)', 'NO', 'PRI', None, ''), ('distance', 'varchar(50)', 'YES', '', None, ''), ('origin', 'varchar(500)', 'YES', '', None, ''), ('destination', 'varchar(500)', 'YES', '',<text:s/>None, ''), ('time',<text:s/><text:soft-page-break/>'varchar(50)', 'YES', '', None, ''), ('departure_from_origin', 'varchar(20000)', 'YES', '', None, ''), ('arrival_at_destination', 'varchar(10000)', 'YES', '', None, ''), ('departure_from_destination', 'varchar(10000)', 'YES', '', None,<text:s/>''), ('arrival_at_origin', 'varchar(10000)', 'YES', '', None, '')]</text:p>
      <text:p text:style-name="P18"/>
      <text:p text:style-name="P19"/>
      <text:p text:style-name="P20"/>
      <text:p text:style-name="P21">ticket_sales.ticket</text:p>
      <text:p text:style-name="P22">[('gprs_ticket_id', 'bigint(20)', 'NO', 'PRI', None, ''), ('waybill_no', 'varchar(80)', 'YES', '', None, ''), ('schedule_no', 'varchar(80)', 'YES', '', None, ''),<text:s/>('trip_no', 'bigint(20)', 'YES', '', None, ''), ('etim_no', 'varchar(80)', 'YES', '', None, ''), ('route_no', 'varchar(80)', 'YES', '', None, ''), ('route_id', 'bigint(20)', 'YES', '', None, ''), ('transaction_no', 'bigint(20)', 'YES', '', None, ''), ('ticket_no', 'bigint(20)', 'YES', '', None, ''), ('tkt_type_short_code', 'bigint(20)', 'YES', '', None, ''), ('tkt_sub_type_short_code', 'varchar(80)', 'YES', '', None, ''), ('from_stop_seq_no', 'double', 'YES', '', None, ''), ('from_bus_stop_code_english', 'varchar(80)', 'YES', '', None, ''), ('from_bus_stop_id', 'bigint(20)', 'YES', '', None, ''), ('till_stop_seq_no', 'bigint(20)', 'YES', '', None, ''), ('till_bus_stop_code_english', 'varchar(80)', 'YES', '', None, ''), ('till_bus_stop_id', 'double', 'YES', '', None, ''), ('travelled_km', 'double', 'YES', '', None, ''), ('px_count', 'bigint(20)', 'YES', '', None, ''), ('lugg_units', 'bigint(20)', 'YES', '', None, ''), ('px_total_amount', 'bigint(20)', 'YES', '', None, ''), ('lugg_total_amount', 'bigint(20)', 'YES', '', None, ''), ('toll_amt', 'bigint(20)', 'YES', '', None, ''), ('total_ticket_amount', 'bigint(20)', 'YES', '', None, ''), ('concession_type', 'bigint(20)', 'YES', '', None, ''), ('group_ticket_mode', 'bigint(20)', 'YES', '', None, ''), ('payment_mode', 'bigint(20)', 'YES', '', None, ''), ('ticket_date', 'varchar(80)', 'YES', '',<text:s/><text:soft-page-break/>None, ''), ('ticket_time', 'varchar(80)', 'YES', '', None, ''), ('upload_flag', 'varchar(80)', 'YES', '', None, ''), ('bus_service_id', 'bigint(20)', 'YES', '', None, ''), ('fare_type', 'varchar(80)', 'YES', '', None, ''), ('depot_id', 'bigint(20)', 'YES', '', None, ''), ('vehicle_no', 'varchar(80)', 'YES', '', None, ''), ('ticket_code', 'varchar(80)', 'YES', '', None, ''), ('pass_id_no', 'double', 'YES', '', None, ''), ('epurse_card_no', 'bigint(20)', 'YES', '', None, ''), ('epurse_card_issuer_name', 'bigint(20)', 'YES', '', None, ''), ('epurse_curr_amount_qstr', 'bigint(20)', 'YES', '', None, ''), ('epurse_last_amount_qstr', 'bigint(20)', 'YES', '', None, ''), ('epurse_last_waybill_no_qstr', 'bigint(20)', 'YES', '', None, ''), ('epurse_last_tkt_no', 'bigint(20)', 'YES', '', None, ''), ('epurse_last_tkt_date', 'bigint(20)', 'YES', '', None, ''), ('epurse_last_tkt_time', 'bigint(20)', 'YES', '', None, ''), ('epurse_last_from_stop_code', 'bigint(20)', 'YES', '', None, ''), ('epurse_last_to_stop_code', 'bigint(20)', 'YES', '', None, ''), ('tkt_printed_flag', 'varchar(80)', 'YES', '', None, ''), ('shift_no', 'bigint(20)', 'YES', '', None, ''), ('trip_status', 'varchar(80)', 'YES',<text:s/>'', None, ''), ('trip_end_condition', 'bigint(20)', 'YES', '', None, ''), ('waybill_type', 'varchar(80)', 'YES', '', None, ''), ('schedule_id', 'bigint(20)', 'YES', '', None, ''), ('conductor_token_id', 'bigint(20)', 'YES', '', None, ''), ('rate_fare_id',<text:s/>'bigint(20)', 'YES', '', None, ''), ('service_tax_amt', 'bigint(20)', 'YES', '', None, ''), ('stage_ticket', 'bigint(20)', 'YES', '', None, ''), ('inserted_by', 'bigint(20)', 'YES', '', None, ''), ('inserted_date', 'varchar(80)', 'YES', '', None, '')]</text:p>
      <text:p text:style-name="P23"/>
      <text:p text:style-name="P24"/>
      <text:p text:style-name="P25"/>
      <text:p text:style-name="P26">vehicle.route_details</text:p>
      <text:p text:style-name="P27">[('vehicle_no', 'varchar(80)', 'NO', 'PRI', None, ''), ('schedule_no', 'varchar(80)', 'NO', 'PRI', None, ''), ('sim_number', 'bigint(20)', 'YES', '',<text:s/><text:soft-page-break/>None, ''), ('depot', 'varchar(80)', 'YES', '', None, ''), ('last_inserted_tm', 'varchar(80)', 'YES', '', None, '')]</text:p>
      <text:p text:style-name="P28"/>
      <text:p text:style-name="P29"/>
      <text:p text:style-name="P30"/>
      <text:p text:style-name="P31">vehicle.schedule_details</text:p>
      <text:p text:style-name="P32">[('schedule_no', 'varchar(80)', 'NO', 'PRI', None, ''), ('schedule_name', 'varchar(80)', 'YES', '', None, '')]</text:p>
      <text:p text:style-name="P33"/>
      <text:p text:style-name="P34"/>
      <text:p text:style-name="P35"/>
      <text:p text:style-name="P36">vehicle.ticket_details</text:p>
      <text:p text:style-name="P37">[('ticket_type_id', 'bigint(20)', 'NO', 'PRI', None, ''), ('ticket_type_name', 'varchar(80)', 'YES', '', None, ''), ('status', 'varchar(80)', 'YES', '', None, ''), ('notes', 'varchar(80)', 'YES', '', None, '')]</text:p>
      <text:p text:style-name="P38"/>
      <text:p text:style-name="P39"/>
      <text:p text:style-name="P40"/>
      <text:p text:style-name="P41">vehicle.veh_device</text:p>
      <text:p text:style-name="P42">[('vehicle_no', 'varchar(80)', 'NO', 'PRI', None, ''), ('device_id', 'varchar(80)',<text:s/>'YES', '', None, ''), ('sim_number', 'bigint(20)', 'YES', '', None, ''), ('depot', 'varchar(80)', 'YES', '', None, '')]</text:p>
      <text:p text:style-name="Textbody"><text:span text:style-name="T4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Courier 10 Pitch" svg:font-family="Courier 10 Pitch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IITB</meta:initial-creator>
    <dc:creator>IIITB</dc:creator>
    <meta:creation-date>2022-03-01T14:25:00Z</meta:creation-date>
    <dc:date>2022-03-01T14:25:00Z</dc:date>
    <meta:template xlink:href="Normal" xlink:type="simple"/>
    <meta:editing-cycles>2</meta:editing-cycles>
    <meta:editing-duration>PT0S</meta:editing-duration>
    <meta:document-statistic meta:page-count="4" meta:paragraph-count="11" meta:word-count="847" meta:character-count="5668" meta:row-count="40" meta:non-whitespace-character-count="4832"/>
  </office:meta>
</office:document-meta>
</file>